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6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2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864cm" svg:y="1.991cm">
          <text:p text:style-name="P1"><text:span text:style-name="T1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464cm" svg:y="1.991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9.064cm" svg:y="1.991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664cm" svg:y="1.991cm">
          <text:p text:style-name="P2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2.264cm" svg:y="1.991cm">
          <text:p text:style-name="P2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864cm" svg:y="1.991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464cm" svg:y="1.991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7.064cm" svg:y="1.991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8.664cm" svg:y="1.991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0.264cm" svg:y="1.991cm">
          <text:p text:style-name="P2"><text:span text:style-name="T1">-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1.864cm" svg:y="1.991cm">
          <text:p text:style-name="P2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3.464cm" svg:y="1.991cm">
          <text:p text:style-name="P2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5.064cm" svg:y="1.991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6T12:07:14.347461238</dc:date>
    <dc:creator>elucterio </dc:creator>
    <meta:editing-duration>PT28M32S</meta:editing-duration>
    <meta:editing-cycles>9</meta:editing-cycles>
    <meta:generator>LibreOffice/4.2.8.2$Linux_X86_64 LibreOffice_project/420m0$Build-2</meta:generator>
    <meta:document-statistic meta:object-count="15"/>
  </office:meta>
</office:document-meta>
</file>